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4in" svg:height="3.5449in" svg:x="5.9402in" svg:y="0.6484in">
            <draw:object draw:notify-on-update-of-ranges="Sheet1.A1:Sheet1.A1 Sheet1.A2:Sheet1.A6 Sheet1.E1:Sheet1.E1 Sheet1.E2:Sheet1.E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loat operatio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lop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852420" calcext:value-type="float">
            <text:p>3852420</text:p>
          </table:table-cell>
          <table:table-cell office:value-type="float" office:value="0.00265486" calcext:value-type="float">
            <text:p>0.00265486</text:p>
          </table:table-cell>
          <table:table-cell table:formula="of:=[.B2]/[.C2]" office:value-type="float" office:value="1451082166.29125" calcext:value-type="float">
            <text:p>1451082166.29125</text:p>
          </table:table-cell>
          <table:table-cell table:formula="of:=[.D2]/(10^9)" office:value-type="float" office:value="1.45108216629125" calcext:value-type="float">
            <text:p>1.4510821662912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2150480" calcext:value-type="float">
            <text:p>42150480</text:p>
          </table:table-cell>
          <table:table-cell office:value-type="float" office:value="0.0288859" calcext:value-type="float">
            <text:p>0.0288859</text:p>
          </table:table-cell>
          <table:table-cell table:formula="of:=[.B3]/[.C3]" office:value-type="float" office:value="1459206048.6258" calcext:value-type="float">
            <text:p>1459206048.6258</text:p>
          </table:table-cell>
          <table:table-cell table:formula="of:=[.D3]/(10^9)" office:value-type="float" office:value="1.4592060486258" calcext:value-type="float">
            <text:p>1.459206048625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92786840" calcext:value-type="float">
            <text:p>492786840</text:p>
          </table:table-cell>
          <table:table-cell office:value-type="float" office:value="0.350449" calcext:value-type="float">
            <text:p>0.350449</text:p>
          </table:table-cell>
          <table:table-cell table:formula="of:=[.B4]/[.C4]" office:value-type="float" office:value="1406158499.5249" calcext:value-type="float">
            <text:p>1406158499.5249</text:p>
          </table:table-cell>
          <table:table-cell table:formula="of:=[.D4]/(10^9)" office:value-type="float" office:value="1.4061584995249" calcext:value-type="float">
            <text:p>1.4061584995249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5633019840" calcext:value-type="float">
            <text:p>5633019840</text:p>
          </table:table-cell>
          <table:table-cell office:value-type="float" office:value="4.03278" calcext:value-type="float">
            <text:p>4.03278</text:p>
          </table:table-cell>
          <table:table-cell table:formula="of:=[.B5]/[.C5]" office:value-type="float" office:value="1396808117.47727" calcext:value-type="float">
            <text:p>1396808117.47727</text:p>
          </table:table-cell>
          <table:table-cell table:formula="of:=[.D5]/(10^9)" office:value-type="float" office:value="1.39680811747727" calcext:value-type="float">
            <text:p>1.39680811747727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88033963500" calcext:value-type="float">
            <text:p>88033963500</text:p>
          </table:table-cell>
          <table:table-cell office:value-type="float" office:value="65.0932" calcext:value-type="float">
            <text:p>65.0932</text:p>
          </table:table-cell>
          <table:table-cell table:formula="of:=[.B6]/[.C6]" office:value-type="float" office:value="1352429493.4033" calcext:value-type="float">
            <text:p>1352429493.4033</text:p>
          </table:table-cell>
          <table:table-cell table:formula="of:=[.D6]/(10^9)" office:value-type="float" office:value="1.3524294934033" calcext:value-type="float">
            <text:p>1.35242949340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23:30:05.785944455</meta:creation-date>
    <dc:date>2024-11-06T23:35:15.483981022</dc:date>
    <meta:editing-duration>PT5M10S</meta:editing-duration>
    <meta:editing-cycles>1</meta:editing-cycles>
    <meta:generator>LibreOffice/7.3.7.2$Linux_X86_64 LibreOffice_project/30$Build-2</meta:generator>
    <meta:document-statistic meta:table-count="1" meta:cell-count="3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plot-area chart:style-name="ch2" table:cell-range-address="Sheet1.A1:Sheet1.A6 Sheet1.E1:Sheet1.E6" chart:data-source-has-labels="row" svg:x="1.33cm" svg:y="0.18cm" svg:width="14.35cm" svg:height="7.664cm">
          <chart:coordinate-region svg:x="2.242cm" svg:y="0.379cm" svg:width="12.603cm" svg:height="6.818cm"/>
          <chart:axis chart:dimension="x" chart:name="primary-x" chart:style-name="ch3">
            <chart:title svg:x="7.773cm" svg:y="8.024cm" chart:style-name="ch4">
              <text:p>Data size</text:p>
            </chart:title>
          </chart:axis>
          <chart:axis chart:dimension="y" chart:name="primary-y" chart:style-name="ch5">
            <chart:title svg:x="0.451cm" svg:y="4.546cm" chart:style-name="ch6">
              <text:p>GFops</text:p>
            </chart:title>
            <chart:grid chart:style-name="ch7" chart:class="major"/>
          </chart:axis>
          <chart:series chart:style-name="ch8" chart:values-cell-range-address="Sheet1.E2:Sheet1.E6" chart:label-cell-address="Sheet1.E1:Sheet1.E1" chart:class="chart:scatter">
            <chart:domain table:cell-range-address="Sheet1.A2:Sheet1.A6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flop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1.A2:Sheet1.A6</svg:desc>
                </draw:g>
              </table:table-cell>
              <table:table-cell office:value-type="float" office:value="1.45108216629125">
                <text:p>1.45108216629125</text:p>
                <draw:g>
                  <svg:desc>Sheet1.E2:Sheet1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1.4592060486258">
                <text:p>1.45920604862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0">
                <text:p>1000000</text:p>
              </table:table-cell>
              <table:table-cell office:value-type="float" office:value="1.4061584995249">
                <text:p>1.40615849952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0">
                <text:p>10000000</text:p>
              </table:table-cell>
              <table:table-cell office:value-type="float" office:value="1.39680811747727">
                <text:p>1.396808117477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00">
                <text:p>100000000</text:p>
              </table:table-cell>
              <table:table-cell office:value-type="float" office:value="1.3524294934033">
                <text:p>1.35242949340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